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5">100007</text:span></text:p>
      <text:p text:style-name="P11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/>אולם ספורט מכבי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מאיר גולדה 21 ראשל"צ</text:span></text:p>
      <text:p text:style-name="P7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42"/>054-6728534 <text:s text:c="96"/></text:span></text:p>
      <text:p text:style-name="P12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</text:span></text:p>
      <text:p text:style-name="P7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5"/>חדר חשמל ראשי קומת קרקע מפסק ניתוק חשמל בלוח פיקוד כבאים</text:span></text:p>
      <text:p text:style-name="P7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</text:span></text:p>
      <text:p text:style-name="P1"><text:span text:style-name="T1">מיקום ברזי כיבוי עיקריים "3</text:span><text:span text:style-name="T4"> מסביב למבנה</text:span></text:p>
      <text:p text:style-name="P7"><draw:line text:anchor-type="char" draw:z-index="5" draw:style-name="gr1" draw:text-style-name="P18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דוד עמי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4">054-6728534</text:p>
          </table:table-cell>
          <table:table-cell table:style-name="Table2.A1" office:value-type="string">
            <text:p text:style-name="P14">050-6790159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התקהלות אנשים</text:p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4"><text:s text:c="160"/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מפסקי ניתוק לגנרטור וחשמל בלוח פיקוד כבאים הממוקם סמוך לכניסה מזרחית</text:p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  <table:table-row table:style-name="Table5.1">
          <table:table-cell table:style-name="Table5.A1" office:value-type="string">
            <text:p text:style-name="P6"/>
          </table:table-cell>
        </table:table-row>
      </table:table>
      <text:p text:style-name="P5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5T08:24:00</meta:creation-date>
    <dc:creator>מיכאל נפתלייב</dc:creator>
    <dc:date>2013-08-15T08:24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47" meta:word-count="135" meta:character-count="1359"/>
    <meta:generator>OpenOffice/4.0.1$Win32 OpenOffice.org_project/401m5$Build-9714</meta:generator>
  </office:meta>
</office:document-meta>
</file>